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16pt" officeooo:rsid="00045ea4" officeooo:paragraph-rsid="001c49ac" style:font-size-asian="16pt" style:font-size-complex="16pt"/>
    </style:style>
    <style:style style:name="P2" style:family="paragraph" style:parent-style-name="Text_20_body">
      <style:text-properties officeooo:rsid="000aca01" officeooo:paragraph-rsid="001c49ac"/>
    </style:style>
    <style:style style:name="P3" style:family="paragraph" style:parent-style-name="Text_20_body">
      <style:text-properties officeooo:rsid="00230fda" officeooo:paragraph-rsid="00230fda"/>
    </style:style>
    <style:style style:name="P4" style:family="paragraph" style:parent-style-name="Standard">
      <style:text-properties style:font-name="Courier 10 Pitch" fo:font-size="16pt" officeooo:rsid="00045ea4" officeooo:paragraph-rsid="0026decc" style:font-size-asian="16pt" style:font-size-complex="16pt"/>
    </style:style>
    <style:style style:name="P5" style:family="paragraph" style:parent-style-name="Standard">
      <style:text-properties officeooo:paragraph-rsid="00277301"/>
    </style:style>
    <style:style style:name="P6" style:family="paragraph" style:parent-style-name="Text_20_body">
      <style:text-properties officeooo:rsid="00230fda" officeooo:paragraph-rsid="00230fda"/>
    </style:style>
    <style:style style:name="P7" style:family="paragraph" style:parent-style-name="Text_20_body">
      <style:text-properties officeooo:rsid="00230fda" officeooo:paragraph-rsid="0025176e"/>
    </style:style>
    <style:style style:name="P8" style:family="paragraph" style:parent-style-name="Text_20_body">
      <style:text-properties officeooo:rsid="00230fda" officeooo:paragraph-rsid="0025fbca"/>
    </style:style>
    <style:style style:name="P9" style:family="paragraph" style:parent-style-name="Text_20_body">
      <style:text-properties officeooo:rsid="0027116b" officeooo:paragraph-rsid="0026278d"/>
    </style:style>
    <style:style style:name="P10" style:family="paragraph" style:parent-style-name="Text_20_body">
      <style:text-properties officeooo:rsid="0027116b" officeooo:paragraph-rsid="0027462a"/>
    </style:style>
    <style:style style:name="P11" style:family="paragraph" style:parent-style-name="Text_20_body">
      <style:text-properties officeooo:rsid="000aca01" officeooo:paragraph-rsid="0026278d"/>
    </style:style>
    <style:style style:name="P12" style:family="paragraph" style:parent-style-name="Text_20_body">
      <style:text-properties officeooo:rsid="001efdf8" officeooo:paragraph-rsid="0026decc"/>
    </style:style>
    <style:style style:name="P13" style:family="paragraph" style:parent-style-name="Text_20_body">
      <style:text-properties officeooo:rsid="001f1efa" officeooo:paragraph-rsid="0026decc"/>
    </style:style>
    <style:style style:name="P14" style:family="paragraph" style:parent-style-name="Text_20_body">
      <style:text-properties officeooo:rsid="001fd429" officeooo:paragraph-rsid="0026decc"/>
    </style:style>
    <style:style style:name="P15" style:family="paragraph" style:parent-style-name="Text_20_body">
      <style:text-properties officeooo:paragraph-rsid="0026decc"/>
    </style:style>
    <style:style style:name="P16" style:family="paragraph" style:parent-style-name="Text_20_body">
      <style:text-properties officeooo:paragraph-rsid="00277301"/>
    </style:style>
    <style:style style:name="P17" style:family="paragraph" style:parent-style-name="Text_20_body">
      <style:text-properties officeooo:rsid="0020266d" officeooo:paragraph-rsid="0028c58c"/>
    </style:style>
    <style:style style:name="P18" style:family="paragraph" style:parent-style-name="Heading_20_1" style:master-page-name="Right_20_Page">
      <style:paragraph-properties style:page-number="auto"/>
      <style:text-properties officeooo:rsid="000aca01" officeooo:paragraph-rsid="0028c58c"/>
    </style:style>
    <style:style style:name="P19" style:family="paragraph" style:parent-style-name="Heading_20_2">
      <style:text-properties officeooo:rsid="000aca01" officeooo:paragraph-rsid="001c49ac"/>
    </style:style>
    <style:style style:name="P20" style:family="paragraph" style:parent-style-name="Heading_20_2">
      <style:text-properties officeooo:rsid="000aca01" officeooo:paragraph-rsid="0026278d"/>
    </style:style>
    <style:style style:name="P21" style:family="paragraph" style:parent-style-name="Heading_20_3">
      <style:text-properties officeooo:paragraph-rsid="0025176e"/>
    </style:style>
    <style:style style:name="P22" style:family="paragraph" style:parent-style-name="Heading_20_3">
      <style:text-properties officeooo:paragraph-rsid="0026278d"/>
    </style:style>
    <style:style style:name="P23" style:family="paragraph" style:parent-style-name="Heading_20_3">
      <style:text-properties officeooo:rsid="001efdf8" officeooo:paragraph-rsid="0026decc"/>
    </style:style>
    <style:style style:name="P24" style:family="paragraph" style:parent-style-name="Heading_20_3">
      <style:text-properties officeooo:paragraph-rsid="0026decc"/>
    </style:style>
    <style:style style:name="P25" style:family="paragraph" style:parent-style-name="Heading_20_3">
      <style:text-properties officeooo:paragraph-rsid="0027462a"/>
    </style:style>
    <style:style style:name="P26" style:family="paragraph" style:parent-style-name="Heading_20_3">
      <style:text-properties officeooo:paragraph-rsid="00277301"/>
    </style:style>
    <style:style style:name="P27" style:family="paragraph" style:parent-style-name="Heading_20_3">
      <style:text-properties officeooo:paragraph-rsid="0028c58c"/>
    </style:style>
    <style:style style:name="P28" style:family="paragraph" style:parent-style-name="Heading_20_3">
      <style:paragraph-properties fo:break-before="page"/>
      <style:text-properties officeooo:rsid="00230fda" officeooo:paragraph-rsid="00230fda"/>
    </style:style>
    <style:style style:name="P29" style:family="paragraph" style:parent-style-name="Heading_20_3">
      <style:paragraph-properties fo:break-before="page"/>
      <style:text-properties officeooo:rsid="0027116b" officeooo:paragraph-rsid="0026278d"/>
    </style:style>
    <style:style style:name="P30" style:family="paragraph" style:parent-style-name="Heading_20_3">
      <style:paragraph-properties fo:break-before="page"/>
      <style:text-properties officeooo:rsid="0027116b" officeooo:paragraph-rsid="0027462a"/>
    </style:style>
    <style:style style:name="P31" style:family="paragraph" style:parent-style-name="Heading_20_3">
      <style:paragraph-properties fo:break-before="page"/>
      <style:text-properties officeooo:rsid="001efdf8" officeooo:paragraph-rsid="0026decc"/>
    </style:style>
    <style:style style:name="P32" style:family="paragraph" style:parent-style-name="Heading_20_3">
      <style:paragraph-properties fo:break-before="page"/>
      <style:text-properties officeooo:paragraph-rsid="00277301"/>
    </style:style>
    <style:style style:name="P33" style:family="paragraph" style:parent-style-name="Heading_20_3">
      <style:paragraph-properties fo:break-before="page"/>
      <style:text-properties officeooo:rsid="0020266d" officeooo:paragraph-rsid="0028c58c"/>
    </style:style>
    <style:style style:name="T1" style:family="text">
      <style:text-properties officeooo:rsid="000f14e3"/>
    </style:style>
    <style:style style:name="T2" style:family="text">
      <style:text-properties officeooo:rsid="00230fda"/>
    </style:style>
    <style:style style:name="T3" style:family="text">
      <style:text-properties officeooo:rsid="0025176e"/>
    </style:style>
    <style:style style:name="T4" style:family="text">
      <style:text-properties officeooo:rsid="0025fbca"/>
    </style:style>
    <style:style style:name="T5" style:family="text">
      <style:text-properties officeooo:rsid="0027116b"/>
    </style:style>
    <style:style style:name="T6" style:family="text">
      <style:text-properties officeooo:rsid="0025665b"/>
    </style:style>
    <style:style style:name="T7" style:family="text">
      <style:text-properties officeooo:rsid="0026f99a"/>
    </style:style>
    <style:style style:name="T8" style:family="text">
      <style:text-properties officeooo:rsid="0025582f"/>
    </style:style>
    <style:style style:name="T9" style:family="text">
      <style:text-properties officeooo:rsid="001f1efa"/>
    </style:style>
    <style:style style:name="T10" style:family="text">
      <style:text-properties officeooo:rsid="001fd429"/>
    </style:style>
    <style:style style:name="T11" style:family="text">
      <style:text-properties officeooo:rsid="001dad2a"/>
    </style:style>
    <style:style style:name="T12" style:family="text">
      <style:text-properties officeooo:rsid="000f59fb"/>
    </style:style>
    <style:style style:name="T13" style:family="text">
      <style:text-properties officeooo:rsid="001d5e8e"/>
    </style:style>
    <style:style style:name="T14" style:family="text">
      <style:text-properties officeooo:rsid="0020266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<text:span text:style-name="T14">Brown Eyed Girl</text:span></text:h>
      <text:h text:style-name="Heading_20_2" text:outline-level="2">(<text:span text:style-name="T14">Van Morrison</text:span>)</text:h>
      <text:p text:style-name="Text_20_body">Time Signature: <text:span text:style-name="T1">4</text:span>/4</text:p>
      <text:p text:style-name="Text_20_body">Chords: <text:span text:style-name="T14">C, D, D7, Em, G</text:span></text:p>
      <text:p text:style-name="Text_20_body">Tempo: 1<text:span text:style-name="T11">3</text:span>0 - 1<text:span text:style-name="T11">5</text:span>0 BPM</text:p>
      <text:h text:style-name="P33" text:outline-level="3">[INTRO]</text:h>
      <text:p text:style-name="P17">G <text:s text:c="2"/>C <text:s text:c="2"/>G <text:s text:c="2"/>D</text:p>
      <text:p text:style-name="P17">G <text:s text:c="2"/>C <text:s text:c="2"/>G <text:s text:c="2"/>D</text:p>
      <text:h text:style-name="P27" text:outline-level="3">[VERSE 1]</text:h>
      <text:p text:style-name="P17">G <text:s text:c="15"/>C <text:s text:c="5"/></text:p>
      <text:p text:style-name="P17"><text:s text:c="3"/>Hey where did we go,</text:p>
      <text:p text:style-name="P17">G <text:s text:c="14"/>D</text:p>
      <text:p text:style-name="P17"><text:s text:c="2"/>days when the rains came </text:p>
      <text:p text:style-name="P17">G <text:s text:c="13"/>C <text:s text:c="6"/></text:p>
      <text:p text:style-name="P17"><text:s text:c="3"/>Down in the hollow, </text:p>
      <text:p text:style-name="P17">G <text:s text:c="10"/>D</text:p>
      <text:p text:style-name="P17"><text:s text:c="2"/>playin' a new game</text:p>
      <text:p text:style-name="P17">G <text:s text:c="16"/>C <text:s text:c="16"/></text:p>
      <text:p text:style-name="P17"><text:s text:c="3"/>Laughin' and a-runnin' hey, hey, </text:p>
      <text:p text:style-name="P17">G <text:s text:c="15"/>D</text:p>
      <text:p text:style-name="P17"><text:s text:c="2"/>skippin’ and a-jumpin’</text:p>
      <text:p text:style-name="P17">G <text:s text:c="14"/>C <text:s text:c="16"/></text:p>
      <text:p text:style-name="P17"><text:s text:c="3"/>In the misty mornin' fog with, </text:p>
      <text:p text:style-name="P17">G <text:s text:c="8"/>D <text:s text:c="19"/>C</text:p>
      <text:p text:style-name="P17"><text:s text:c="2"/>ah, our hearts thumpin' with you</text:p>
      <text:p text:style-name="P17">D <text:s text:c="15"/>G <text:s text:c="4"/>Em <text:s text:c="2"/></text:p>
      <text:p text:style-name="P17"><text:s text:c="3"/>My brown-eyed girl, <text:s text:c="5"/></text:p>
      <text:p text:style-name="P17">C <text:s text:c="9"/>D <text:s text:c="10"/>G <text:s text:c="5"/>D7</text:p>
      <text:p text:style-name="P17"><text:s text:c="2"/>you’re my brown-eyed girl</text:p>
      <text:h text:style-name="P27" text:outline-level="3">[VERSE 2]</text:h>
      <text:p text:style-name="P17">G <text:s text:c="10"/>C <text:s text:c="7"/></text:p>
      <text:p text:style-name="P17"><text:s text:c="3"/>Whatever happened,</text:p>
      <text:p text:style-name="P17">G <text:s text:c="12"/>D</text:p>
      <text:p text:style-name="P17"><text:s text:c="3"/>Tuesday is so slow </text:p>
      <text:p text:style-name="P17">G <text:s text:c="16"/>C <text:s text:c="14"/></text:p>
      <text:p text:style-name="P17"><text:s text:c="3"/>Goin’ down the old mine with a </text:p>
      <text:p text:style-name="P17">G <text:s text:c="11"/>D</text:p>
      <text:p text:style-name="P17"><text:s text:c="2"/>transistor radio</text:p>
      <text:p text:style-name="P17">G <text:s text:c="17"/>C <text:s text:c="17"/></text:p>
      <text:p text:style-name="P17"><text:s text:c="3"/>Standin’ in the sunlight laughin’,</text:p>
      <text:p text:style-name="P17">G <text:s text:c="16"/>D</text:p>
      <text:p text:style-name="P17"><text:s text:c="2"/>hidin’ behind a rainbow's wall</text:p>
      <text:p text:style-name="P17">G <text:s text:c="16"/>C <text:s text:c="6"/></text:p>
      <text:p text:style-name="P17"><text:s text:c="3"/>Slippin’ and a-slidin’ </text:p>
      <text:p text:style-name="P17">G <text:s text:c="14"/>D <text:s text:c="15"/>C</text:p>
      <text:p text:style-name="P17"><text:s text:c="2"/>all along the waterfall with you </text:p>
      <text:p text:style-name="P17"/>
      <text:p text:style-name="P17"><text:soft-page-break/>D <text:s text:c="15"/>G <text:s text:c="4"/>Em <text:s text:c="2"/></text:p>
      <text:p text:style-name="P17"><text:s text:c="3"/>My brown-eyed girl, <text:s text:c="5"/></text:p>
      <text:p text:style-name="P17">C <text:s text:c="9"/>D <text:s text:c="10"/>G</text:p>
      <text:p text:style-name="P17"><text:s text:c="2"/>you’re my brown-eyed girl</text:p>
      <text:h text:style-name="P27" text:outline-level="3">[CHORUS]</text:h>
      <text:p text:style-name="P17">D7 <text:s text:c="32"/>G</text:p>
      <text:p text:style-name="P17"><text:s text:c="3"/>Do you remember when we used to sing</text:p>
      <text:p text:style-name="P17"><text:s text:c="13"/>C <text:s text:c="10"/>G <text:s text:c="13"/>D</text:p>
      <text:p text:style-name="P17"><text:s text:c="3"/>Sha la la la la la la la la la la te da</text:p>
      <text:p text:style-name="P17">G <text:s text:c="11"/>C <text:s text:c="10"/>G <text:s text:c="13"/>D <text:s/></text:p>
      <text:p text:style-name="P17"><text:s text:c="3"/>Sha la la la la la la la la la la te da,</text:p>
      <text:p text:style-name="P17"><text:s text:c="7"/>G</text:p>
      <text:p text:style-name="P17"><text:s/>la te da</text:p>
      <text:h text:style-name="P27" text:outline-level="3">[BRIDGE]</text:h>
      <text:p text:style-name="P17">G <text:s text:c="2"/>C <text:s text:c="2"/>G <text:s text:c="2"/>D</text:p>
      <text:h text:style-name="P27" text:outline-level="3">[VERSE 3]</text:h>
      <text:p text:style-name="P17">G <text:s text:c="14"/>C <text:s text:c="9"/></text:p>
      <text:p text:style-name="P17"><text:s text:c="3"/>So hard to find my way, </text:p>
      <text:p text:style-name="P17">G <text:s text:c="16"/>D</text:p>
      <text:p text:style-name="P17"><text:s text:c="2"/>now that I'm all on my own</text:p>
      <text:p text:style-name="P17">G <text:s text:c="20"/>C <text:s text:c="9"/></text:p>
      <text:p text:style-name="P17"><text:s text:c="3"/>I saw you just the other day, </text:p>
      <text:p text:style-name="P17">G <text:s text:c="4"/>D</text:p>
      <text:p text:style-name="P17"><text:s text:c="2"/>my, you have grown</text:p>
      <text:p text:style-name="P17">G <text:s text:c="16"/>C <text:s text:c="16"/></text:p>
      <text:p text:style-name="P17"><text:s text:c="3"/>Cast my memory back there, Lord, </text:p>
      <text:p text:style-name="P17">G <text:s text:c="14"/>D</text:p>
      <text:p text:style-name="P17"><text:s text:c="2"/>sometimes I'm overcome thinkin’ about</text:p>
      <text:p text:style-name="P17">G <text:s text:c="20"/>C <text:s text:c="11"/></text:p>
      <text:p text:style-name="P17"><text:s text:c="3"/>Makin’ love in the green grass, </text:p>
      <text:p text:style-name="P17">G <text:s text:c="11"/>D <text:s text:c="11"/>C</text:p>
      <text:p text:style-name="P17"><text:s text:c="2"/>behind the stadium with you</text:p>
      <text:p text:style-name="P17">D <text:s text:c="15"/>G <text:s text:c="4"/>Em <text:s text:c="2"/></text:p>
      <text:p text:style-name="P17"><text:s text:c="3"/>My brown-eyed girl, <text:s text:c="5"/></text:p>
      <text:p text:style-name="P17">C <text:s text:c="11"/>D <text:s text:c="10"/>G</text:p>
      <text:p text:style-name="P17"><text:s text:c="2"/>a-you’re my brown-eyed girl</text:p>
      <text:h text:style-name="P27" text:outline-level="3">[CHORUS]</text:h>
      <text:p text:style-name="P17">D7 <text:s text:c="32"/>G</text:p>
      <text:p text:style-name="P17"><text:s text:c="3"/>Do you remember when we used to sing</text:p>
      <text:p text:style-name="P17"><text:s text:c="13"/>C <text:s text:c="10"/>G <text:s text:c="13"/>D</text:p>
      <text:p text:style-name="P17"><text:s text:c="3"/>Sha la la la la la la la la la la te da</text:p>
      <text:p text:style-name="P17"><text:soft-page-break/>G <text:s text:c="11"/>C <text:s text:c="10"/>G <text:s text:c="13"/>D</text:p>
      <text:p text:style-name="P17"><text:s text:c="3"/>Sha la la la la la la la la la la te da</text:p>
      <text:p text:style-name="P17">G <text:s text:c="11"/>C <text:s text:c="10"/>G <text:s text:c="13"/>D</text:p>
      <text:p text:style-name="P17"><text:s text:c="3"/>Sha la la la la la la la la la la te da</text:p>
      <text:p text:style-name="P17">G <text:s text:c="11"/>C <text:s text:c="10"/>G <text:s text:c="13"/>D</text:p>
      <text:p text:style-name="P17"><text:span text:style-name="T14"><text:s text:c="3"/>Sha la la la la la la la la la la te d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32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24M20S</meta:editing-duration>
    <meta:editing-cycles>27</meta:editing-cycles>
    <meta:generator>LibreOffice/4.3.3.2$Linux_X86_64 LibreOffice_project/430m0$Build-2</meta:generator>
    <dc:title>Lyrics + Chords</dc:title>
    <dc:date>2017-04-04T21:04:26.303072697</dc:date>
    <meta:print-date>2017-04-03T12:23:29.985893000</meta:print-date>
    <meta:document-statistic meta:table-count="0" meta:image-count="0" meta:object-count="0" meta:page-count="4" meta:paragraph-count="93" meta:word-count="374" meta:character-count="2481" meta:non-whitespace-character-count="1119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